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3" style:family="table-cell" style:parent-style-name="Default">
      <style:table-cell-properties fo:background-color="#99ccff"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office:value-type="string">
            <text:p>[titre]</text:p>
          </table:table-cell>
          <table:table-cell table:number-columns-repeated="5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2">
          <table:table-cell office:value-type="string">
            <text:p>Total élèves </text:p>
          </table:table-cell>
          <table:table-cell office:value-type="string">
            <text:p>[eleve_count]</text:p>
          </table:table-cell>
          <table:table-cell table:number-columns-repeated="4"/>
        </table:table-row>
        <table:table-row table:style-name="ro2">
          <table:table-cell office:value-type="string">
            <text:p>Nombre de demi-journées ouvrées : [dj_ouvrees]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>
            <text:p>[a.val;block=table:table-cell]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>
            <text:p>Taux moyen (%) pour la sélection sur la période</text:p>
          </table:table-cell>
          <table:table-cell table:style-name="ce4" office:value-type="string">
            <text:p>[a2.taux_[c1.val;block=table:table-cell];ope=odsNum]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>
            <text:p>Taux d'absentéisme (%)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3" office:value-type="string">
            <text:p>[b.val;block=table:table-cell]</text:p>
          </table:table-cell>
          <table:table-cell table:number-columns-repeated="2"/>
        </table:table-row>
        <table:table-row table:style-name="ro2">
          <table:table-cell table:style-name="ce2" office:value-type="string">
            <text:p>[b2.nom;block=table:table-row]</text:p>
          </table:table-cell>
          <table:table-cell table:style-name="ce2" office:value-type="string">
            <text:p>[b2.prenom]</text:p>
          </table:table-cell>
          <table:table-cell table:style-name="ce2" office:value-type="string">
            <text:p>[b2.classe]</text:p>
          </table:table-cell>
          <table:table-cell table:style-name="ce5" office:value-type="string">
            <text:p>[b2.taux_[c2.val;block=table:table-cell];ope=odsNum]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8/12/2011</text:date>, <text:time>23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10-28T22:20:28</meta:creation-date>
    <dc:date>2011-12-18T23:41:45</dc:date>
    <meta:editing-cycles>136</meta:editing-cycles>
    <meta:editing-duration>PT7H23M23S</meta:editing-duration>
    <dc:creator>Didier 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